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olh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Local feature detector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SIF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upervised learning model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bay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ype of SVM kernel</text:p>
          </table:table-cell>
          <table:table-cell office:value-type="string" calcext:value-type="string">
            <text:p>LINEA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Windows proportion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SURF and LINEAR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Analises time:</text:p>
          </table:table-cell>
          <table:table-cell table:style-name="ce6" office:value-type="time" office:time-value="PT02H45M00S" calcext:value-type="time">
            <text:p>02:45: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All Windows</text:p>
          </table:table-cell>
          <table:table-cell table:style-name="ce7" office:value-type="string" calcext:value-type="string" table:number-columns-spanned="3" table:number-rows-spanned="1">
            <text:p>Absolut values</text:p>
          </table:table-cell>
          <table:covered-table-cell table:number-columns-repeated="2"/>
          <table:table-cell/>
          <table:table-cell table:style-name="Default"/>
          <table:table-cell table:style-name="ce5" office:value-type="string" calcext:value-type="string">
            <text:p>All Windows</text:p>
          </table:table-cell>
          <table:table-cell table:style-name="ce7" office:value-type="string" calcext:value-type="string" table:number-columns-spanned="2" table:number-rows-spanned="1">
            <text:p>Percentage values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Total Positives</text:p>
          </table:table-cell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8" office:value-type="float" office:value="31372" calcext:value-type="float">
            <text:p>31372</text:p>
          </table:table-cell>
          <table:table-cell table:style-name="ce8" office:value-type="float" office:value="91610" calcext:value-type="float">
            <text:p>91610</text:p>
          </table:table-cell>
          <table:table-cell table:style-name="ce9" table:formula="of:=[.D12]+[.E12]" office:value-type="float" office:value="122982" calcext:value-type="float">
            <text:p>122982</text:p>
          </table:table-cell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10" table:formula="of:=[.D12]/[.F12]" office:value-type="percentage" office:value="0.255094241433706" calcext:value-type="percentage">
            <text:p>25,51%</text:p>
          </table:table-cell>
          <table:table-cell table:style-name="ce10" table:formula="of:=[.E12]/[.F12]" office:value-type="percentage" office:value="0.744905758566294" calcext:value-type="percentage">
            <text:p>74,49%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8" office:value-type="float" office:value="59343" calcext:value-type="float">
            <text:p>59343</text:p>
          </table:table-cell>
          <table:table-cell table:style-name="ce8" office:value-type="float" office:value="286579" calcext:value-type="float">
            <text:p>286579</text:p>
          </table:table-cell>
          <table:table-cell table:style-name="ce9" table:formula="of:=[.D13]+[.E13]" office:value-type="float" office:value="345922" calcext:value-type="float">
            <text:p>345922</text:p>
          </table:table-cell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10" table:formula="of:=[.D13]/[.F13]" office:value-type="percentage" office:value="0.171550233867751" calcext:value-type="percentage">
            <text:p>17,16%</text:p>
          </table:table-cell>
          <table:table-cell table:style-name="ce10" table:formula="of:=[.E13]/[.F13]" office:value-type="percentage" office:value="0.82844976613225" calcext:value-type="percentage">
            <text:p>82,84%</text:p>
          </table:table-cell>
          <table:table-cell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>
            <text:p>Max Windows</text:p>
          </table:table-cell>
          <table:table-cell table:style-name="ce7" office:value-type="string" calcext:value-type="string" table:number-columns-spanned="3" table:number-rows-spanned="1">
            <text:p>Absolut values</text:p>
          </table:table-cell>
          <table:covered-table-cell table:number-columns-repeated="2"/>
          <table:table-cell/>
          <table:table-cell table:style-name="Default"/>
          <table:table-cell table:style-name="ce5" office:value-type="string" calcext:value-type="string">
            <text:p>Max Windows</text:p>
          </table:table-cell>
          <table:table-cell table:style-name="ce7" office:value-type="string" calcext:value-type="string" table:number-columns-spanned="2" table:number-rows-spanned="1">
            <text:p>Percentage values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Total Positives</text:p>
          </table:table-cell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400" calcext:value-type="float">
            <text:p>400</text:p>
          </table:table-cell>
          <table:table-cell table:style-name="ce9" table:formula="of:=[.D18]+[.E18]" office:value-type="float" office:value="708" calcext:value-type="float">
            <text:p>708</text:p>
          </table:table-cell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10" table:formula="of:=[.D18]/[.F18]" office:value-type="percentage" office:value="0.435028248587571" calcext:value-type="percentage">
            <text:p>43,50%</text:p>
          </table:table-cell>
          <table:table-cell table:style-name="ce10" table:formula="of:=[.E18]/[.F18]" office:value-type="percentage" office:value="0.564971751412429" calcext:value-type="percentage">
            <text:p>56,50%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477" calcext:value-type="float">
            <text:p>477</text:p>
          </table:table-cell>
          <table:table-cell table:style-name="ce9" table:formula="of:=[.D19]+[.E19]" office:value-type="float" office:value="708" calcext:value-type="float">
            <text:p>708</text:p>
          </table:table-cell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10" table:formula="of:=[.D19]/[.F19]" office:value-type="percentage" office:value="0.326271186440678" calcext:value-type="percentage">
            <text:p>32,63%</text:p>
          </table:table-cell>
          <table:table-cell table:style-name="ce10" table:formula="of:=[.E19]/[.F19]" office:value-type="percentage" office:value="0.673728813559322" calcext:value-type="percentage">
            <text:p>67,37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SIFT and LINEAR </text:p>
          </table:table-cell>
          <table:table-cell table:style-name="ce2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Analises time:</text:p>
          </table:table-cell>
          <table:table-cell table:style-name="ce6" office:value-type="time" office:time-value="PT06H18M00S" calcext:value-type="time">
            <text:p>06:18: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All Windows</text:p>
          </table:table-cell>
          <table:table-cell table:style-name="ce7" office:value-type="string" calcext:value-type="string" table:number-columns-spanned="3" table:number-rows-spanned="1">
            <text:p>Absolut values</text:p>
          </table:table-cell>
          <table:covered-table-cell table:number-columns-repeated="2"/>
          <table:table-cell/>
          <table:table-cell table:style-name="Default"/>
          <table:table-cell table:style-name="ce5" office:value-type="string" calcext:value-type="string">
            <text:p>SIFT, LINEAR and All Windows</text:p>
          </table:table-cell>
          <table:table-cell table:style-name="ce7" office:value-type="string" calcext:value-type="string" table:number-columns-spanned="2" table:number-rows-spanned="1">
            <text:p>Percentage values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Total Positives</text:p>
          </table:table-cell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8" office:value-type="float" office:value="32009" calcext:value-type="float">
            <text:p>32009</text:p>
          </table:table-cell>
          <table:table-cell table:style-name="ce8" office:value-type="float" office:value="87183" calcext:value-type="float">
            <text:p>87183</text:p>
          </table:table-cell>
          <table:table-cell table:style-name="ce9" table:formula="of:=[.D27]+[.E27]" office:value-type="float" office:value="119192" calcext:value-type="float">
            <text:p>119192</text:p>
          </table:table-cell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10" table:formula="of:=[.D27]/[.F27]" office:value-type="percentage" office:value="0.268549902678032" calcext:value-type="percentage">
            <text:p>26,85%</text:p>
          </table:table-cell>
          <table:table-cell table:style-name="ce10" table:formula="of:=[.E27]/[.F27]" office:value-type="percentage" office:value="0.731450097321968" calcext:value-type="percentage">
            <text:p>73,15%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8" office:value-type="float" office:value="58377" calcext:value-type="float">
            <text:p>58377</text:p>
          </table:table-cell>
          <table:table-cell table:style-name="ce8" office:value-type="float" office:value="275129" calcext:value-type="float">
            <text:p>275129</text:p>
          </table:table-cell>
          <table:table-cell table:style-name="ce9" table:formula="of:=[.D28]+[.E28]" office:value-type="float" office:value="333506" calcext:value-type="float">
            <text:p>333506</text:p>
          </table:table-cell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10" table:formula="of:=[.D28]/[.F28]" office:value-type="percentage" office:value="0.175040329109521" calcext:value-type="percentage">
            <text:p>17,50%</text:p>
          </table:table-cell>
          <table:table-cell table:style-name="ce10" table:formula="of:=[.E28]/[.F28]" office:value-type="percentage" office:value="0.824959670890479" calcext:value-type="percentage">
            <text:p>82,50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Max Windows</text:p>
          </table:table-cell>
          <table:table-cell table:style-name="ce7" office:value-type="string" calcext:value-type="string" table:number-columns-spanned="3" table:number-rows-spanned="1">
            <text:p>Absolut values</text:p>
          </table:table-cell>
          <table:covered-table-cell table:number-columns-repeated="2"/>
          <table:table-cell/>
          <table:table-cell table:style-name="Default"/>
          <table:table-cell table:style-name="ce5" office:value-type="string" calcext:value-type="string">
            <text:p>Max Windows</text:p>
          </table:table-cell>
          <table:table-cell table:style-name="ce7" office:value-type="string" calcext:value-type="string" table:number-columns-spanned="2" table:number-rows-spanned="1">
            <text:p>Percentage values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office:value-type="string" calcext:value-type="string">
            <text:p>Total Positives</text:p>
          </table:table-cell>
          <table:table-cell table:number-columns-repeated="3"/>
          <table:table-cell office:value-type="string" calcext:value-type="string">
            <text:p>True Positive</text:p>
          </table:table-cell>
          <table:table-cell office:value-type="string" calcext:value-type="string">
            <text:p>False Positiv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97" calcext:value-type="float">
            <text:p>397</text:p>
          </table:table-cell>
          <table:table-cell table:style-name="ce9" table:formula="of:=[.D33]+[.E33]" office:value-type="float" office:value="708" calcext:value-type="float">
            <text:p>708</text:p>
          </table:table-cell>
          <table:table-cell table:number-columns-repeated="2"/>
          <table:table-cell table:style-name="ce3" office:value-type="string" calcext:value-type="string">
            <text:p>SVM</text:p>
          </table:table-cell>
          <table:table-cell table:style-name="ce10" table:formula="of:=[.D33]/[.F33]" office:value-type="percentage" office:value="0.439265536723164" calcext:value-type="percentage">
            <text:p>43,93%</text:p>
          </table:table-cell>
          <table:table-cell table:style-name="ce10" table:formula="of:=[.E33]/[.F33]" office:value-type="percentage" office:value="0.560734463276836" calcext:value-type="percentage">
            <text:p>56,07%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509" calcext:value-type="float">
            <text:p>509</text:p>
          </table:table-cell>
          <table:table-cell table:style-name="ce9" table:formula="of:=[.D34]+[.E34]" office:value-type="float" office:value="708" calcext:value-type="float">
            <text:p>708</text:p>
          </table:table-cell>
          <table:table-cell table:number-columns-repeated="2"/>
          <table:table-cell table:style-name="ce3" office:value-type="string" calcext:value-type="string">
            <text:p>Nbayes</text:p>
          </table:table-cell>
          <table:table-cell table:style-name="ce10" table:formula="of:=[.D34]/[.F34]" office:value-type="percentage" office:value="0.281073446327684" calcext:value-type="percentage">
            <text:p>28,11%</text:p>
          </table:table-cell>
          <table:table-cell table:style-name="ce10" table:formula="of:=[.E34]/[.F34]" office:value-type="percentage" office:value="0.718926553672316" calcext:value-type="percentage">
            <text:p>71,89%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no Marques</meta:initial-creator>
    <meta:creation-date>2013-12-16T14:13:09.377000000</meta:creation-date>
    <dc:date>2013-12-16T21:31:44.725000000</dc:date>
    <dc:creator>Nuno Marques</dc:creator>
    <meta:editing-duration>PT6H30M20S</meta:editing-duration>
    <meta:editing-cycles>4</meta:editing-cycles>
    <meta:generator>LibreOffice/4.1.2.3$Windows_x86 LibreOffice_project/40b2d7fde7e8d2d7bc5a449dc65df4d08a7dd38</meta:generator>
    <meta:document-statistic meta:table-count="1" meta:cell-count="111" meta:object-count="0"/>
  </office:meta>
</office:document-meta>
</file>